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14CF0000295743E9EE1B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onaco" svg:font-family="Monaco" style:font-family-generic="roman"/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9c5e5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9c5e5"/>
    </style:style>
    <style:style style:name="P4" style:family="paragraph" style:parent-style-name="Standard" style:list-style-name="WWNum17"/>
    <style:style style:name="P5" style:family="paragraph" style:parent-style-name="Standard" style:list-style-name="WWNum17">
      <style:text-properties officeooo:paragraph-rsid="0023c174"/>
    </style:style>
    <style:style style:name="P6" style:family="paragraph" style:parent-style-name="Standard">
      <style:text-properties officeooo:paragraph-rsid="003e760f"/>
    </style:style>
    <style:style style:name="P7" style:family="paragraph" style:parent-style-name="Standard">
      <style:paragraph-properties fo:margin-top="0in" fo:margin-bottom="0in" style:contextual-spacing="false" fo:text-align="end" style:justify-single-word="false"/>
    </style:style>
    <style:style style:name="P8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9" style:family="paragraph" style:parent-style-name="Standard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0" style:family="paragraph" style:parent-style-name="Standard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1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</style:style>
    <style:style style:name="P12" style:family="paragraph" style:parent-style-name="Standard" style:list-style-name="">
      <style:paragraph-properties fo:margin-top="0in" fo:margin-bottom="0in" style:contextual-spacing="false" fo:line-height="150%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4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</style:style>
    <style:style style:name="P15" style:family="paragraph" style:parent-style-name="Standard" style:list-style-name="">
      <style:paragraph-properties fo:margin-top="0in" fo:margin-bottom="0in" style:contextual-spacing="false" fo:line-height="150%" fo:break-before="page"/>
      <style:text-properties officeooo:paragraph-rsid="001aceca"/>
    </style:style>
    <style:style style:name="P16" style:family="paragraph" style:parent-style-name="Standard">
      <style:paragraph-properties fo:margin-top="0in" fo:margin-bottom="0in" style:contextual-spacing="false" fo:line-height="100%" fo:padding="0in" fo:border="none" style:shadow="none"/>
    </style:style>
    <style:style style:name="P17" style:family="paragraph" style:parent-style-name="Standard">
      <style:paragraph-properties fo:margin-top="0in" fo:margin-bottom="0in" style:contextual-spacing="false" fo:line-height="100%" fo:padding="0in" fo:border="none" style:shadow="none"/>
      <style:text-properties officeooo:paragraph-rsid="003ca760"/>
    </style:style>
    <style:style style:name="P18" style:family="paragraph" style:parent-style-name="Standard">
      <style:paragraph-properties fo:margin-top="0in" fo:margin-bottom="0in" style:contextual-spacing="false" fo:line-height="100%" fo:padding="0in" fo:border="none" style:shadow="none"/>
      <style:text-properties style:font-name="Calibri" style:font-name-complex="Calibri1"/>
    </style:style>
    <style:style style:name="P19" style:family="paragraph" style:parent-style-name="Standard">
      <style:paragraph-properties fo:margin-top="0in" fo:margin-bottom="0in" style:contextual-spacing="false" fo:line-height="100%" fo:padding="0in" fo:border="none" style:shadow="none"/>
      <style:text-properties style:font-name="Calibri" officeooo:paragraph-rsid="003ca760" style:font-name-complex="Calibri1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fo:padding="0in" fo:border="none" style:shadow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fo:padding="0in" fo:border="none" style:shadow="none"/>
      <style:text-properties officeooo:paragraph-rsid="003ca760"/>
    </style:style>
    <style:style style:name="P22" style:family="paragraph" style:parent-style-name="Text_20_body">
      <style:paragraph-properties fo:margin-left="0in" fo:margin-right="0in" fo:margin-top="0in" fo:margin-bottom="0.1417in" style:contextual-spacing="false" style:line-height-at-least="0.2217in" fo:widows="1" fo:text-indent="0in" style:auto-text-indent="false"/>
      <style:text-properties fo:font-variant="normal" fo:text-transform="none" fo:color="#333333" style:font-name="Helvetica Neue" fo:font-size="10.1999998092651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1417in" style:contextual-spacing="false" style:line-height-at-least="0.2217in" fo:widows="1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.1417in" style:contextual-spacing="false" style:line-height-at-least="0.2217in" fo:widows="1" fo:text-indent="0in" style:auto-text-indent="false" fo:break-before="page"/>
      <style:text-properties fo:font-variant="normal" fo:text-transform="none" fo:color="#333333" style:font-name="Helvetica Neue" fo:font-size="10.1999998092651pt" fo:letter-spacing="normal" fo:font-style="normal" fo:font-weight="normal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List_20_Paragraph" style:list-style-name="WWNum15"/>
    <style:style style:name="P27" style:family="paragraph" style:parent-style-name="List_20_Paragraph">
      <style:text-properties style:font-name="Calibri" style:font-name-complex="Calibri1"/>
    </style:style>
    <style:style style:name="P28" style:family="paragraph" style:parent-style-name="Heading_20_1">
      <style:text-properties officeooo:paragraph-rsid="001307fc"/>
    </style:style>
    <style:style style:name="P29" style:family="paragraph" style:parent-style-name="Heading_20_1">
      <style:paragraph-properties fo:margin-left="0in" fo:margin-right="0in" fo:margin-top="0in" fo:margin-bottom="0.1417in" style:contextual-spacing="false" fo:line-height="120%" fo:widows="1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e0657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line-height="145%" fo:widows="1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Consolas" fo:font-size="8.30000019073486pt" fo:letter-spacing="normal" fo:font-style="normal" fo:font-weight="normal"/>
    </style:style>
    <style:style style:name="P31" style:family="paragraph" style:parent-style-name="Preformatted_20_Text">
      <style:paragraph-properties fo:margin-top="0in" fo:margin-bottom="0in" style:contextual-spacing="false" fo:line-height="145%" fo:widows="1" fo:background-color="#f7f7f7" fo:padding="0in" fo:border="none">
        <style:background-image/>
      </style:paragraph-properties>
      <style:text-properties fo:font-variant="normal" fo:text-transform="none" fo:color="#333333" style:font-name="Consolas" fo:font-size="8.30000019073486pt" fo:letter-spacing="normal" fo:font-style="normal" fo:font-weight="normal"/>
    </style:style>
    <style:style style:name="P32" style:family="paragraph" style:parent-style-name="Preformatted_20_Text">
      <style:paragraph-properties fo:margin-top="0in" fo:margin-bottom="0in" style:contextual-spacing="false" fo:line-height="145%" fo:widows="1" fo:background-color="#f7f7f7" fo:padding="0in" fo:border="none">
        <style:background-image/>
      </style:paragraph-properties>
      <style:text-properties fo:font-variant="normal" fo:text-transform="none" fo:color="#333333" fo:letter-spacing="normal"/>
    </style:style>
    <style:style style:name="T1" style:family="text">
      <style:text-properties style:font-name="Calibri" style:font-name-asian="Cambria" style:font-name-complex="Calibri1"/>
    </style:style>
    <style:style style:name="T2" style:family="text">
      <style:text-properties style:font-name="Calibri" officeooo:rsid="00368436" style:font-name-asian="Cambria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officeooo:rsid="0020f175" style:font-name-complex="Calibri1"/>
    </style:style>
    <style:style style:name="T5" style:family="text">
      <style:text-properties style:font-name="Calibri" officeooo:rsid="0030f8fc" style:font-name-complex="Calibri1"/>
    </style:style>
    <style:style style:name="T6" style:family="text">
      <style:text-properties style:font-name="Calibri" officeooo:rsid="0032dc1d" style:font-name-complex="Calibri1"/>
    </style:style>
    <style:style style:name="T7" style:family="text">
      <style:text-properties style:font-name="Calibri" officeooo:rsid="0034832c" style:font-name-complex="Calibri1"/>
    </style:style>
    <style:style style:name="T8" style:family="text">
      <style:text-properties style:font-name="Calibri" officeooo:rsid="00349a2d" style:font-name-complex="Calibri1"/>
    </style:style>
    <style:style style:name="T9" style:family="text">
      <style:text-properties style:font-name="Calibri" officeooo:rsid="0039c5e5" style:font-name-complex="Calibri1"/>
    </style:style>
    <style:style style:name="T10" style:family="text">
      <style:text-properties style:font-name="Calibri" officeooo:rsid="003b25ea" style:font-name-complex="Calibri1"/>
    </style:style>
    <style:style style:name="T11" style:family="text">
      <style:text-properties style:font-name="Calibri" officeooo:rsid="003c7812" style:font-name-complex="Calibri1"/>
    </style:style>
    <style:style style:name="T12" style:family="text">
      <style:text-properties style:font-name="Calibri" fo:language="en" fo:country="GB" style:font-name-complex="Calibri1"/>
    </style:style>
    <style:style style:name="T13" style:family="text">
      <style:text-properties style:font-name="Calibri" fo:language="en" fo:country="GB" officeooo:rsid="00233aca" style:font-name-complex="Calibri1"/>
    </style:style>
    <style:style style:name="T14" style:family="text">
      <style:text-properties style:font-name="Calibri" fo:language="en" fo:country="GB" officeooo:rsid="00211f6e" style:font-name-complex="Calibri1"/>
    </style:style>
    <style:style style:name="T15" style:family="text">
      <style:text-properties style:font-name="Calibri" fo:language="en" fo:country="GB" officeooo:rsid="002609be" style:font-name-complex="Calibri1"/>
    </style:style>
    <style:style style:name="T16" style:family="text">
      <style:text-properties style:font-name="Calibri" fo:language="en" fo:country="GB" officeooo:rsid="00262a8c" style:font-name-complex="Calibri1"/>
    </style:style>
    <style:style style:name="T17" style:family="text">
      <style:text-properties style:font-name="Calibri" fo:language="en" fo:country="GB" officeooo:rsid="00250280" style:font-name-complex="Calibri1"/>
    </style:style>
    <style:style style:name="T18" style:family="text">
      <style:text-properties style:font-name="Calibri" fo:language="en" fo:country="GB" officeooo:rsid="002ae0d0" style:font-name-complex="Calibri1"/>
    </style:style>
    <style:style style:name="T19" style:family="text">
      <style:text-properties style:font-name="Calibri" fo:language="en" fo:country="GB" officeooo:rsid="0030a76d" style:font-name-complex="Calibri1"/>
    </style:style>
    <style:style style:name="T20" style:family="text">
      <style:text-properties style:font-name="Calibri" fo:language="en" fo:country="GB" officeooo:rsid="0037ea46" style:font-name-complex="Calibri1"/>
    </style:style>
    <style:style style:name="T21" style:family="text">
      <style:text-properties style:font-name="Calibri" fo:language="en" fo:country="GB" style:font-name-asian="Cambria" style:font-name-complex="Calibri1"/>
    </style:style>
    <style:style style:name="T22" style:family="text">
      <style:text-properties style:font-name="Calibri" fo:font-size="14.5pt" style:font-name-asian="Cambria" style:font-size-asian="14.5pt" style:font-name-complex="Calibri1" style:font-size-complex="14.5pt"/>
    </style:style>
    <style:style style:name="T23" style:family="text">
      <style:text-properties style:font-name="Calibri" fo:font-size="14.5pt" style:font-size-asian="14.5pt" style:font-name-complex="Calibri1" style:font-size-complex="14.5pt"/>
    </style:style>
    <style:style style:name="T24" style:family="text"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T25" style:family="text">
      <style:text-properties style:font-name="Calibri" fo:font-size="14.5pt" fo:font-weight="bold" style:font-name-asian="Cambria" style:font-size-asian="14.5pt" style:font-weight-asian="bold" style:font-name-complex="Calibri1" style:font-size-complex="14.5pt"/>
    </style:style>
    <style:style style:name="T26" style:family="text">
      <style:text-properties style:font-name="Calibri" fo:font-size="20.5pt" fo:font-weight="bold" style:font-name-asian="Cambria" style:font-size-asian="20.5pt" style:font-weight-asian="bold" style:font-name-complex="Calibri1" style:font-size-complex="20.5pt"/>
    </style:style>
    <style:style style:name="T27" style:family="text"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T28" style:family="text">
      <style:text-properties style:font-name="Calibri" fo:language="es" fo:country="ES" style:font-name-complex="Calibri1"/>
    </style:style>
    <style:style style:name="T29" style:family="text">
      <style:text-properties style:font-name="Calibri" fo:font-weight="bold" style:font-weight-asian="bold" style:font-name-complex="Calibri1"/>
    </style:style>
    <style:style style:name="T30" style:family="text">
      <style:text-properties style:text-position="super 58%" style:font-name="Calibri" fo:language="en" fo:country="GB" style:font-name-complex="Calibri1"/>
    </style:style>
    <style:style style:name="T31" style:family="text">
      <style:text-properties style:text-position="super 58%" style:font-name="Calibri" fo:language="en" fo:country="GB" officeooo:rsid="0037ea46" style:font-name-complex="Calibri1"/>
    </style:style>
    <style:style style:name="T32" style:family="text">
      <style:text-properties fo:color="#00000a" style:font-name="Calibri" style:text-underline-style="none" style:font-name-complex="Calibri1"/>
    </style:style>
    <style:style style:name="T33" style:family="text">
      <style:text-properties fo:color="#63a35c"/>
    </style:style>
    <style:style style:name="T34" style:family="text">
      <style:text-properties fo:color="#63a35c" style:font-name="Consolas" fo:font-size="8.30000019073486pt" fo:font-style="normal" fo:font-weight="normal"/>
    </style:style>
    <style:style style:name="T35" style:family="text">
      <style:text-properties fo:color="#795da3"/>
    </style:style>
    <style:style style:name="T36" style:family="text">
      <style:text-properties fo:color="#183691"/>
    </style:style>
    <style:style style:name="T37" style:family="text">
      <style:text-properties fo:color="#183691" style:font-name="Consolas" fo:font-size="8.30000019073486pt" fo:font-style="normal" fo:font-weight="normal"/>
    </style:style>
    <style:style style:name="T38" style:family="text">
      <style:text-properties style:font-name="Consolas" fo:font-size="8.30000019073486pt" fo:font-style="normal" fo:font-weight="normal"/>
    </style:style>
    <style:style style:name="T39" style:family="text">
      <style:text-properties fo:color="#0086b3" style:font-name="Consolas" fo:font-size="8.30000019073486pt" fo:font-style="normal" fo:font-weight="normal"/>
    </style:style>
    <style:style style:name="T40" style:family="text">
      <style:text-properties fo:font-variant="normal" fo:text-transform="none" fo:color="#333333" style:font-name="Helvetica Neue" fo:font-size="10.1999998092651pt" fo:letter-spacing="normal" fo:font-style="normal" fo:font-weight="normal"/>
    </style:style>
    <style:style style:name="T41" style:family="text">
      <style:text-properties fo:font-variant="normal" fo:text-transform="none" fo:color="#333333" style:font-name="Helvetica Neue" fo:letter-spacing="normal" fo:font-style="normal" fo:font-weight="bold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<text:s text:c="44"/></text:span><text:span text:style-name="T3">University</text:span><text:span text:style-name="T1"> </text:span><text:span text:style-name="T3">of</text:span><text:span text:style-name="T1"> </text:span><text:span text:style-name="T3">Innsbruck</text:span><draw:frame draw:style-name="fr1" draw:name="Imagen 2" text:anchor-type="char" svg:x="0.0201in" svg:y="0in" svg:width="1.0555in" svg:height="2.1028in" draw:z-index="0"><draw:image xlink:href="Pictures/2000002B000014CF0000295743E9EE1B.wmf" xlink:type="simple" xlink:show="embed" xlink:actuate="onLoad"/></draw:frame></text:h>
      <text:p text:style-name="P7"><text:span text:style-name="T1"><text:s text:c="43"/></text:span><text:span text:style-name="T2">Bernhard Fritz 1316136</text:span></text:p>
      <text:p text:style-name="P7"><text:span text:style-name="T20">January</text:span><text:span text:style-name="T12"> </text:span><text:span text:style-name="T20">3</text:span><text:span text:style-name="T31">rd</text:span><text:span text:style-name="T12">,</text:span><text:bookmark text:name="_GoBack"/><text:span text:style-name="T21"> </text:span><text:span text:style-name="T12">201</text:span><text:span text:style-name="T20">6</text:span></text:p>
      <text:p text:style-name="P8"/>
      <text:h text:style-name="P11" text:outline-level="1"><text:span text:style-name="T22"><text:s text:c="25"/></text:span><text:span text:style-name="T23">Web</text:span><text:span text:style-name="T22"> </text:span><text:span text:style-name="T23">Services</text:span><text:span text:style-name="T22"> </text:span><text:span text:style-name="T23">PS</text:span><text:span text:style-name="T22"> </text:span><text:span text:style-name="T23">703128</text:span></text:h>
      <text:p text:style-name="P13"><text:span text:style-name="T26"><text:s text:c="18"/>REST Web Se</text:span><text:span text:style-name="T27">rvices</text:span></text:p>
      <text:p text:style-name="P9"/>
      <text:p text:style-name="P10"/>
      <text:h text:style-name="P12" text:outline-level="1"><text:span text:style-name="T24">Required</text:span><text:span text:style-name="T25"> </text:span><text:span text:style-name="T24">software:</text:span></text:h>
      <text:list xml:id="list7964610476467836910" text:style-name="WWNum15">
        <text:list-item>
          <text:p text:style-name="P26"><text:span text:style-name="T28">Java JDK: </text:span><text:a xlink:type="simple" xlink:href="http://www.oracle.com/technetwork/java/javase/downloads/index.html">http://www.oracle.com/technetwork/java/javase/downloads/</text:a></text:p>
        </text:list-item>
        <text:list-item>
          <text:p text:style-name="P26"><text:span text:style-name="T3">Eclipse: </text:span><text:a xlink:type="simple" xlink:href="http://www.eclipse.org/downloads/"><text:span text:style-name="T3">http://www.eclipse.org/downloads/</text:span></text:a></text:p>
        </text:list-item>
        <text:list-item>
          <text:p text:style-name="P26"><text:span text:style-name="T3">Eclipse WTP: </text:span><text:a xlink:type="simple" xlink:href="http://www.eclipse.org/webtools/"><text:span text:style-name="T3">http://www.eclipse.org/webtools/</text:span></text:a></text:p>
        </text:list-item>
        <text:list-item>
          <text:p text:style-name="P26"><text:span text:style-name="T3">CXF Framework: </text:span><text:a xlink:type="simple" xlink:href="http://cxf.apache.org/"><text:span text:style-name="T3">http://cxf.apache.org/</text:span></text:a></text:p>
        </text:list-item>
      </text:list>
      <text:p text:style-name="P27"/>
      <text:h text:style-name="P12" text:outline-level="1"><text:span text:style-name="T24">Exercise</text:span><text:span text:style-name="T25"> </text:span><text:span text:style-name="T24">1</text:span><text:span text:style-name="T25"> – REST Web Services design </text:span></text:h>
      <text:p text:style-name="P2"><text:span text:style-name="T3">Consider the Remote Printer interface shown below. Redesign the interface applying REST principles. Define the URI hierarchy that you consider appropriate to cover the operations of the interface.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pan text:style-name="T3">public interface RemotePrinter {</text:span></text:p>
            <text:p text:style-name="P21"><text:span text:style-name="T3">/**</text:span></text:p>
            <text:p text:style-name="P21"><text:span text:style-name="T3"><text:s/>* Submit a new print job.</text:span></text:p>
            <text:p text:style-name="P21"><text:span text:style-name="T3"><text:s/>* </text:span></text:p>
            <text:p text:style-name="P21"><text:span text:style-name="T3">* @param text the text to be printed</text:span></text:p>
            <text:p text:style-name="P21"><text:span text:style-name="T3">* @return the id of the print job.</text:span></text:p>
            <text:p text:style-name="P21"><text:span text:style-name="T3"><text:s/>*/</text:span></text:p>
            <text:p text:style-name="P21"><text:span text:style-name="T29">public int submitJob(String text);</text:span></text:p>
            <text:p text:style-name="P17"><text:span text:style-name="T3"><text:s text:c="4"/></text:span></text:p>
            <text:p text:style-name="P21"><text:span text:style-name="T3">/**</text:span></text:p>
            <text:p text:style-name="P21"><text:span text:style-name="T3"><text:s/>* Check the job's completion status.</text:span></text:p>
            <text:p text:style-name="P21"><text:span text:style-name="T3">* </text:span></text:p>
            <text:p text:style-name="P21"><text:span text:style-name="T3">* @param id the job id</text:span></text:p>
            <text:p text:style-name="P21"><text:span text:style-name="T3">* @return &lt;code&gt;true&lt;/code&gt; if the job is complete and </text:span></text:p>
            <text:p text:style-name="P21"><text:span text:style-name="T3">* &lt;code&gt;false&lt;/code&gt; otherwise.</text:span></text:p>
            <text:p text:style-name="P21"><text:span text:style-name="T3">* </text:span></text:p>
            <text:p text:style-name="P21"><text:span text:style-name="T3">* @throws RemoteException if a remote exception occurs</text:span></text:p>
            <text:p text:style-name="P21"><text:span text:style-name="T3">*/</text:span></text:p>
            <text:p text:style-name="P21"><text:soft-page-break/><text:span text:style-name="T29">public boolean isComplete(int id);</text:span></text:p>
            <text:p text:style-name="P19"/>
            <text:p text:style-name="P21"><text:span text:style-name="T3">/**</text:span></text:p>
            <text:p text:style-name="P21"><text:span text:style-name="T3">* Queries the printer status.</text:span></text:p>
            <text:p text:style-name="P21"><text:span text:style-name="T3">* @return printer status in a human readable form. </text:span></text:p>
            <text:p text:style-name="P21"><text:span text:style-name="T3">* @throws RemoteException if a remote exception occurs</text:span></text:p>
            <text:p text:style-name="P21"><text:span text:style-name="T3">*/</text:span></text:p>
            <text:p text:style-name="P21"><text:span text:style-name="T29">public String getPrinterStatus();</text:span></text:p>
            <text:p text:style-name="P17"><text:span text:style-name="T3">}</text:span></text:p>
          </table:table-cell>
        </table:table-row>
      </table:table>
      <text:p text:style-name="P28"><text:span text:style-name="T41">XML Requests/Responses:</text:span></text:p>
      <text:p text:style-name="P22">POST /printer/jobs HTTP/1.1</text:p>
      <text:p text:style-name="P22">Host: http://localhost:9000</text:p>
      <text:p text:style-name="P22">Content-Type: application/xml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Template</text:span>&gt;</text:p>
      <text:p text:style-name="P32"><text:s text:c="4"/><text:span text:style-name="T38">&lt;</text:span><text:span text:style-name="T34">text</text:span><text:span text:style-name="T38">&gt;foobar&lt;/</text:span><text:span text:style-name="T34">text</text:span><text:span text:style-name="T38">&gt;</text:span></text:p>
      <text:p text:style-name="P31">&lt;/<text:span text:style-name="T33">jobTemplate</text:span>&gt;</text:p>
      <text:p text:style-name="P22">Response: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</text:span>&gt;</text:p>
      <text:p text:style-name="P32"><text:s text:c="4"/><text:span text:style-name="T38">&lt;</text:span><text:span text:style-name="T34">completed</text:span><text:span text:style-name="T38">&gt;false&lt;/</text:span><text:span text:style-name="T34">completed</text:span><text:span text:style-name="T38">&gt;</text:span></text:p>
      <text:p text:style-name="P32"><text:s text:c="4"/><text:span text:style-name="T38">&lt;</text:span><text:span text:style-name="T34">id</text:span><text:span text:style-name="T38">&gt;0&lt;/</text:span><text:span text:style-name="T34">id</text:span><text:span text:style-name="T38">&gt;</text:span></text:p>
      <text:p text:style-name="P32"><text:s text:c="4"/><text:span text:style-name="T38">&lt;</text:span><text:span text:style-name="T34">text</text:span><text:span text:style-name="T38">&gt;foobar&lt;/</text:span><text:span text:style-name="T34">text</text:span><text:span text:style-name="T38">&gt;</text:span></text:p>
      <text:p text:style-name="P31">&lt;/<text:span text:style-name="T33">job</text:span>&gt;</text:p>
      <text:p text:style-name="P23"><text:span text:style-name="T40"><text:line-break/>GET /printer/jobs/0 HTTP/1.1</text:span></text:p>
      <text:p text:style-name="P22">Host: http://localhost:9000</text:p>
      <text:p text:style-name="P22">Response: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</text:span>&gt;</text:p>
      <text:p text:style-name="P32"><text:s text:c="4"/><text:span text:style-name="T38">&lt;</text:span><text:span text:style-name="T34">completed</text:span><text:span text:style-name="T38">&gt;false&lt;/</text:span><text:span text:style-name="T34">completed</text:span><text:span text:style-name="T38">&gt;</text:span></text:p>
      <text:p text:style-name="P32"><text:s text:c="4"/><text:span text:style-name="T38">&lt;</text:span><text:span text:style-name="T34">id</text:span><text:span text:style-name="T38">&gt;0&lt;/</text:span><text:span text:style-name="T34">id</text:span><text:span text:style-name="T38">&gt;</text:span></text:p>
      <text:p text:style-name="P32"><text:s text:c="4"/><text:span text:style-name="T38">&lt;</text:span><text:span text:style-name="T34">text</text:span><text:span text:style-name="T38">&gt;foobar&lt;/</text:span><text:span text:style-name="T34">text</text:span><text:span text:style-name="T38">&gt;</text:span></text:p>
      <text:p text:style-name="P31">&lt;/<text:span text:style-name="T33">job</text:span>&gt;</text:p>
      <text:p text:style-name="P22"/>
      <text:p text:style-name="P24">Send another request after 10 seconds have passed and you will recieve following response: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</text:span>&gt;</text:p>
      <text:p text:style-name="P32"><text:s text:c="4"/><text:span text:style-name="T38">&lt;</text:span><text:span text:style-name="T34">completed</text:span><text:span text:style-name="T38">&gt;true&lt;/</text:span><text:span text:style-name="T34">completed</text:span><text:span text:style-name="T38">&gt;</text:span></text:p>
      <text:p text:style-name="P32"><text:s text:c="4"/><text:span text:style-name="T38">&lt;</text:span><text:span text:style-name="T34">id</text:span><text:span text:style-name="T38">&gt;0&lt;/</text:span><text:span text:style-name="T34">id</text:span><text:span text:style-name="T38">&gt;</text:span></text:p>
      <text:p text:style-name="P32"><text:s text:c="4"/><text:span text:style-name="T38">&lt;</text:span><text:span text:style-name="T34">text</text:span><text:span text:style-name="T38">&gt;foobar&lt;/</text:span><text:span text:style-name="T34">text</text:span><text:span text:style-name="T38">&gt;</text:span></text:p>
      <text:p text:style-name="P31">&lt;/<text:span text:style-name="T33">job</text:span>&gt;</text:p>
      <text:p text:style-name="P23"><text:span text:style-name="T40"><text:line-break/>GET /printer HTTP/1.1</text:span></text:p>
      <text:p text:style-name="P22">Host: http://localhost:9000</text:p>
      <text:p text:style-name="P22">Response: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s</text:span>&gt;</text:p>
      <text:p text:style-name="P32"><text:s text:c="4"/><text:span text:style-name="T38">&lt;</text:span><text:span text:style-name="T34">status</text:span><text:span text:style-name="T38">&gt;There are 1 jobs in the queue, 0 of which are completed!&lt;/</text:span><text:span text:style-name="T34">status</text:span><text:span text:style-name="T38">&gt;</text:span></text:p>
      <text:p text:style-name="P31">&lt;/<text:span text:style-name="T33">jobs</text:span>&gt;</text:p>
      <text:p text:style-name="P22">Send another request after 10 seconds have passed and you will recieve following response:</text:p>
      <text:p text:style-name="P30">&lt;?<text:span text:style-name="T33">xml</text:span><text:span text:style-name="T35"> version</text:span>=<text:span text:style-name="T36">"1.0"</text:span><text:span text:style-name="T35"> encoding</text:span>=<text:span text:style-name="T36">"UTF-8"</text:span><text:span text:style-name="T35"> standalone</text:span>=<text:span text:style-name="T36">"yes"</text:span>?&gt;</text:p>
      <text:p text:style-name="P31">&lt;<text:span text:style-name="T33">jobs</text:span>&gt;</text:p>
      <text:p text:style-name="P32"><text:s text:c="4"/><text:span text:style-name="T38">&lt;</text:span><text:span text:style-name="T34">status</text:span><text:span text:style-name="T38">&gt;There are 1 jobs in the queue, 1 of which are completed!&lt;/</text:span><text:span text:style-name="T34">status</text:span><text:span text:style-name="T38">&gt;</text:span></text:p>
      <text:p text:style-name="P31">&lt;/<text:span text:style-name="T33">jobs</text:span>&gt;</text:p>
      <text:p text:style-name="P29"><text:line-break/>JSON Requests/Responses:</text:p>
      <text:p text:style-name="P22">POST /printer/jobs HTTP/1.1</text:p>
      <text:p text:style-name="P22">Host: http://localhost:9000</text:p>
      <text:p text:style-name="P22">Content-Type: application/json</text:p>
      <text:p text:style-name="P22">Accept: application/json</text:p>
      <text:p text:style-name="P30">{</text:p>
      <text:p text:style-name="P32"><text:s text:c="4"/><text:span text:style-name="T37">"text"</text:span><text:span text:style-name="T38">: </text:span><text:span text:style-name="T37">"foobar"</text:span></text:p>
      <text:p text:style-name="P31">}</text:p>
      <text:p text:style-name="P22">Response:</text:p>
      <text:p text:style-name="P30">{</text:p>
      <text:p text:style-name="P32"><text:s text:c="2"/><text:span text:style-name="T37">"id"</text:span><text:span text:style-name="T38">: </text:span><text:span text:style-name="T39">0</text:span><text:span text:style-name="T38">,</text:span></text:p>
      <text:p text:style-name="P32"><text:s text:c="2"/><text:span text:style-name="T37">"text"</text:span><text:span text:style-name="T38">: </text:span><text:span text:style-name="T37">"foobar"</text:span><text:span text:style-name="T38">,</text:span></text:p>
      <text:p text:style-name="P32"><text:soft-page-break/><text:s text:c="2"/><text:span text:style-name="T37">"completed"</text:span><text:span text:style-name="T38">: </text:span><text:span text:style-name="T39">false</text:span></text:p>
      <text:p text:style-name="P31">}</text:p>
      <text:p text:style-name="P23"><text:span text:style-name="T40"><text:line-break/>GET /printer/jobs/0 HTTP/1.1</text:span></text:p>
      <text:p text:style-name="P22">Host: http://localhost:9000</text:p>
      <text:p text:style-name="P22">Accept: application/json</text:p>
      <text:p text:style-name="P22">Response:</text:p>
      <text:p text:style-name="P30">{</text:p>
      <text:p text:style-name="P32"><text:s text:c="2"/><text:span text:style-name="T37">"id"</text:span><text:span text:style-name="T38">: </text:span><text:span text:style-name="T39">0</text:span><text:span text:style-name="T38">,</text:span></text:p>
      <text:p text:style-name="P32"><text:s text:c="2"/><text:span text:style-name="T37">"text"</text:span><text:span text:style-name="T38">: </text:span><text:span text:style-name="T37">"foobar"</text:span><text:span text:style-name="T38">,</text:span></text:p>
      <text:p text:style-name="P32"><text:s text:c="2"/><text:span text:style-name="T37">"completed"</text:span><text:span text:style-name="T38">: </text:span><text:span text:style-name="T39">false</text:span></text:p>
      <text:p text:style-name="P31">}</text:p>
      <text:p text:style-name="P22">Send another request after 10 seconds have passed and you will recieve following response:</text:p>
      <text:p text:style-name="P30">{</text:p>
      <text:p text:style-name="P32"><text:s text:c="2"/><text:span text:style-name="T37">"id"</text:span><text:span text:style-name="T38">: </text:span><text:span text:style-name="T39">0</text:span><text:span text:style-name="T38">,</text:span></text:p>
      <text:p text:style-name="P32"><text:s text:c="2"/><text:span text:style-name="T37">"text"</text:span><text:span text:style-name="T38">: </text:span><text:span text:style-name="T37">"foobar"</text:span><text:span text:style-name="T38">,</text:span></text:p>
      <text:p text:style-name="P32"><text:s text:c="2"/><text:span text:style-name="T37">"completed"</text:span><text:span text:style-name="T38">: </text:span><text:span text:style-name="T39">true</text:span></text:p>
      <text:p text:style-name="P31">}</text:p>
      <text:p text:style-name="P23"><text:span text:style-name="T40"><text:line-break/>GET /printer HTTP/1.1</text:span></text:p>
      <text:p text:style-name="P22">Host: http://localhost:9000</text:p>
      <text:p text:style-name="P22">Accept: application/json</text:p>
      <text:p text:style-name="P22">Response:</text:p>
      <text:p text:style-name="P30">{</text:p>
      <text:p text:style-name="P32"><text:s text:c="2"/><text:span text:style-name="T37">"status"</text:span><text:span text:style-name="T38">: </text:span><text:span text:style-name="T37">"There are 1 jobs in the queue, 0 of which are completed!"</text:span></text:p>
      <text:p text:style-name="P31">}</text:p>
      <text:p text:style-name="P22">Send another request after 10 seconds have passed and you will recieve following response:</text:p>
      <text:p text:style-name="P30">{</text:p>
      <text:p text:style-name="P32"><text:s text:c="2"/><text:span text:style-name="T37">"status"</text:span><text:span text:style-name="T38">: </text:span><text:span text:style-name="T37">"There are 1 jobs in the queue, 1 of which are completed!"</text:span></text:p>
      <text:p text:style-name="P31">}</text:p>
      <text:p text:style-name="P28"/>
      <text:h text:style-name="P15" text:outline-level="1"><text:span text:style-name="T24">Exercise</text:span><text:span text:style-name="T25"> 2 – REST Web Services implementation CXF </text:span></text:h>
      <text:p text:style-name="P3"><text:span text:style-name="T3">Implement the Printer REST Web Service based on JAX-RS and the CXF framework.</text:span></text:p>
      <text:p text:style-name="P1"><text:span text:style-name="T9">extract </text:span><text:span text:style-name="T4">RESTfulWebService.zip<text:line-break/></text:span><text:span text:style-name="T9">open terminal </text:span><text:span text:style-name="T11">in directory RESTfulWebService </text:span><text:span text:style-name="T9">and type: ./gradle</text:span><text:span text:style-name="T10">w</text:span><text:span text:style-name="T9"> run</text:span></text:p>
      <text:p text:style-name="Standard"/>
      <text:h text:style-name="P12" text:outline-level="1"><text:span text:style-name="T24">Exercise 3 – Common Mistakes in REST</text:span></text:h>
      <text:p text:style-name="Standard"><text:span text:style-name="T3">Justify in your design/implementation of the RemotePrinter interface how you avoided the following common REST mistakes:</text:span></text:p>
      <text:list xml:id="list8332186025595088968" text:style-name="WWNum17">
        <text:list-item>
          <text:p text:style-name="P5"><text:span text:style-name="T12">Tunneling everything through GET<text:line-break/></text:span><text:span text:style-name="T14">I used GET as well as POST requests as seen in PrinterService.java.</text:span></text:p>
        </text:list-item>
        <text:list-item>
          <text:p text:style-name="P4"><text:span text:style-name="T3">Ignoring MIME types<text:line-break/></text:span><text:span text:style-name="T13">M</text:span><text:span text:style-name="T17">y server supports XML as well as JSON requests/responses </text:span><text:span text:style-name="T18">as seen in PrinterService.java.</text:span><text:span text:style-name="T17"><text:line-break/></text:span><text:span text:style-name="T15">The client has to specify a “Content-Type” header to specify the request body format.<text:line-break/></text:span><text:span text:style-name="T19">If the </text:span><text:span text:style-name="T16">client specif</text:span><text:span text:style-name="T19">ies</text:span><text:span text:style-name="T16"> an “Accept” header </text:span><text:span text:style-name="T19">the server will respond accordingly.</text:span></text:p>
        </text:list-item>
      </text:list>
      <text:p text:style-name="P6"><text:span text:style-name="T3">How would you add support for JSON response types? Modify your implementation to support both JSON and XML as data encoding.</text:span></text:p>
      <text:p text:style-name="P6"><text:span text:style-name="T3"><text:tab/></text:span><text:span text:style-name="T5">To support JSON response types the JAX-RS annotations have to be modified from<text:line-break/><text:tab/>@Produces({“application/xml”})<text:line-break/><text:tab/></text:span><text:span text:style-name="T6">to<text:line-break/><text:tab/>@Produces({“application/xml”, “application/json”})<text:line-break/><text:tab/></text:span><text:span text:style-name="T7">as seen in PrinterService.java.</text:span><text:span text:style-name="T6"><text:line-break/><text:tab/></text:span><text:span text:style-name="T7">In addition to that </text:span><text:span text:style-name="T8">a JSON provider has to be added to JAXRSServerFactoryBean. I decided to use <text:tab/>the JacksonJsonProvider as seen in Server.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onaco" svg:font-family="Monaco" style:font-family-generic="roman"/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WW8Num1z0" style:family="text"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WW8Num2z0" style:family="text">
      <style:text-properties style:font-name="ArialMT" fo:font-family="ArialMT" style:font-family-generic="roman" style:font-pitch="variable" style:font-name-asian="Calibri1" style:font-family-asian="Calibri" style:font-family-generic-asian="system" style:font-pitch-asian="variable" style:font-name-complex="ArialMT1" style:font-family-complex="ArialMT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0" style:family="text"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Arial3" style:font-family-complex="Arial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pa_20_del_20_documento_20_Car" style:display-name="Mapa del documento Car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o_20_nota_20_pie_20_Car" style:display-name="Texto nota pie Car" style:family="text" style:parent-style-name="Fuente_20_de_20_párrafo_20_predeter.1">
      <style:text-properties fo:language="en" fo:country="US"/>
    </style:style>
    <style:style style:name="Footnote_20_Symbol" style:display-name="Footnote Symbol" style:family="text" style:parent-style-name="Fuente_20_de_20_párrafo_20_predeter.1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2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2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2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2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2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2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2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2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2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2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2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2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2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2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2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2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2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fo:background-color="#ffffff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56</meta:editing-cycles>
    <meta:print-date>2012-04-13T08:17:00</meta:print-date>
    <meta:creation-date>2012-05-14T08:07:00</meta:creation-date>
    <dc:date>2016-01-03T21:46:09.746066000</dc:date>
    <meta:editing-duration>P1DT8H11M23S</meta:editing-duration>
    <meta:generator>LibreOffice/4.2.8.2$MacOSX_x86 LibreOffice_project/48d50dbfc06349262c9d50868e5c1f630a573ebd</meta:generator>
    <meta:document-statistic meta:table-count="1" meta:image-count="1" meta:object-count="0" meta:page-count="5" meta:paragraph-count="131" meta:word-count="581" meta:character-count="4525" meta:non-whitespace-character-count="3845"/>
    <meta:user-defined meta:name="AppVersion">15.0000</meta:user-defined>
    <meta:user-defined meta:name="Company">Deusto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